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2.45cm" fo:min-width="3.7cm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2.45cm" fo:min-width="4.2cm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 fo:min-height="2.15cm" fo:min-width="7.4cm"/>
    </style:style>
    <style:style style:name="gr4" style:family="graphic" style:parent-style-name="standard">
      <style:graphic-properties draw:textarea-horizontal-align="justify" draw:textarea-vertical-align="middle" draw:auto-grow-height="false" fo:min-height="2.15cm" fo:min-width="1.699cm"/>
    </style:style>
    <style:style style:name="gr5" style:family="graphic" style:parent-style-name="objectwithoutfill">
      <style:graphic-properties draw:stroke="soli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4.744cm" fo:min-width="2.734cm" fo:padding-top="0.175cm" fo:padding-bottom="0.175cm" fo:padding-left="0.3cm" fo:padding-right="0.3cm"/>
    </style:style>
    <style:style style:name="gr7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0.763cm" fo:min-width="2.734cm" fo:padding-top="0.175cm" fo:padding-bottom="0.175cm" fo:padding-left="0.3cm" fo:padding-right="0.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6.225cm" fo:min-width="3.659cm" fo:padding-top="0.175cm" fo:padding-bottom="0.175cm" fo:padding-left="0.3cm" fo:padding-right="0.3cm"/>
    </style:style>
    <style:style style:name="gr10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1.086cm" fo:min-width="3.659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fo:min-height="1.4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2cm" svg:height="2.7cm" svg:x="15.7cm" svg:y="2.9cm">
          <text:p text:style-name="P1">Time Keeper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4.7cm" svg:height="2.7cm" svg:x="3.1cm" svg:y="2.8cm">
          <text:p text:style-name="P1">Racing Sectary 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custom-shape draw:style-name="gr3" draw:text-style-name="P1" draw:layer="layout" svg:width="7.9cm" svg:height="2.4cm" svg:x="12.9cm" svg:y="12.599cm">
            <text:p text:style-name="P1">Databas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1" draw:layer="layout" svg:width="2.199cm" svg:height="2.4cm" svg:x="12.901cm" svg:y="12.6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5" draw:text-style-name="P1" draw:layer="layout" svg:x1="12.9cm" svg:y1="14.999cm" svg:x2="20.8cm" svg:y2="14.999cm">
            <text:p/>
          </draw:line>
          <draw:line draw:style-name="gr5" draw:text-style-name="P1" draw:layer="layout" svg:x1="12.9cm" svg:y1="12.599cm" svg:x2="20.8cm" svg:y2="12.599cm">
            <text:p/>
          </draw:line>
          <draw:line draw:style-name="gr5" draw:text-style-name="P1" draw:layer="layout" svg:x1="12.9cm" svg:y1="14.999cm" svg:x2="12.9cm" svg:y2="12.599cm">
            <text:p/>
          </draw:line>
          <draw:line draw:style-name="gr5" draw:text-style-name="P1" draw:layer="layout" svg:x1="15.1cm" svg:y1="14.999cm" svg:x2="15.1cm" svg:y2="12.599cm">
            <text:p/>
          </draw:line>
        </draw:g>
        <draw:g>
          <draw:g>
            <draw:custom-shape draw:style-name="gr6" draw:text-style-name="P1" draw:layer="layout" svg:width="3.6cm" svg:height="5.5cm" svg:x="3.8cm" svg:y="13.199cm">
              <text:p text:style-name="P1">Ride Time</text:p>
              <text:p text:style-name="P1"><text:s/>Calculated</text:p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custom-shape draw:style-name="gr7" draw:text-style-name="P1" draw:layer="layout" svg:width="3.6cm" svg:height="1.201cm" svg:x="3.801cm" svg:y="17.499cm">
              <text:p text:style-name="P1">Ride Time -</text:p>
              <text:p text:style-name="P1">Position</text:p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</draw:g>
        </draw:g>
        <draw:line draw:style-name="gr8" draw:text-style-name="P1" draw:layer="layout" svg:x1="5.9cm" svg:y1="5.5cm" svg:x2="5.9cm" svg:y2="13.2cm">
          <text:p text:style-name="P1">Watch Time and Position</text:p>
          <text:p text:style-name="P1"/>
        </draw:line>
        <draw:g>
          <draw:g>
            <draw:custom-shape draw:style-name="gr9" draw:text-style-name="P1" draw:layer="layout" svg:width="4.599cm" svg:height="7.099cm" svg:x="8.9cm" svg:y="20.8cm">
              <text:p text:style-name="P1">Times Ordered</text:p>
              <text:p text:style-name="P1"><text:s/>In </text:p>
              <text:p text:style-name="P1">ascending </text:p>
              <text:p text:style-name="P1">and </text:p>
              <text:p text:style-name="P1">points are </text:p>
              <text:p text:style-name="P1">Awarded</text:p>
              <text:p text:style-name="P1"/>
              <text:p text:style-name="P1"/>
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custom-shape draw:style-name="gr10" draw:text-style-name="P1" draw:layer="layout" svg:width="4.599cm" svg:height="1.55cm" svg:x="8.901cm" svg:y="26.35cm">
              <text:p/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</draw:g>
        </draw:g>
        <draw:line draw:style-name="gr8" draw:text-style-name="P1" draw:layer="layout" svg:x1="15.6cm" svg:y1="4.1cm" svg:x2="7.8cm" svg:y2="4.1cm">
          <text:p text:style-name="P1"/>
          <text:p text:style-name="P1"/>
        </draw:line>
        <draw:frame draw:style-name="gr11" draw:layer="layout" svg:width="6.1cm" svg:height="1.7cm" svg:x="8.6cm" svg:y="2.4cm">
          <draw:text-box>
            <text:p>Watch Time and Position</text:p>
          </draw:text-box>
        </draw:frame>
        <draw:line draw:style-name="gr8" draw:text-style-name="P1" draw:layer="layout" svg:x1="5.7cm" svg:y1="18.7cm" svg:x2="11.2cm" svg:y2="20.8cm">
          <text:p text:style-name="P1">Ride Time</text:p>
          <text:p text:style-name="P1"/>
        </draw:line>
        <draw:line draw:style-name="gr8" draw:text-style-name="P1" draw:layer="layout" svg:x1="11.9cm" svg:y1="20.8cm" svg:x2="16.6cm" svg:y2="15cm">
          <text:p text:style-name="P1">Ordered Ride Time</text:p>
          <text:p text:style-name="P1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2T12:49:32.709000000</meta:creation-date>
    <dc:date>2014-10-02T12:55:13.688000000</dc:date>
    <meta:editing-duration>P0D</meta:editing-duration>
    <meta:editing-cycles>1</meta:editing-cycles>
    <meta:document-statistic meta:object-count="22"/>
    <meta:generator>LibreOffice/4.2.5.2$Windows_x86 LibreOffice_project/61cb170a04bb1f12e77c884eab9192be736ec5f5</meta:generator>
  </office:meta>
</office:document-meta>
</file>